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fo:color="#0000ff" style:font-name="Cambria" fo:font-size="18pt" fo:language="ru" fo:country="RU" style:font-name-asian="Times New Roman2" style:font-size-asian="12pt" style:font-name-complex="Times New Roman2" style:font-size-complex="12pt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5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33.png" xlink:type="simple" xlink:show="embed" xlink:actuate="onLoad"/></draw:frame></text:p>
          </table:table-cell>
          <table:table-cell table:style-name="Table1.B1" office:value-type="string">
            <text:p text:style-name="P4">Импульс по фронту или срезу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1">Cи</text:span>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303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">Блок ф</text:span>ормирует импульс величиной 1, длительностью в <text:span text:style-name="T12">один</text:span> шаг интегрирования, при каждом изменении входной величины от нуля до единицы или от единицы до нуля:</text:p>
            <text:p text:style-name="P6"><text:span text:style-name="T14"><draw:frame draw:style-name="fr3" draw:name="Объект1" text:anchor-type="as-char" svg:width="8.096cm" svg:height="1.25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">,</text:span></text:p>
            <text:p text:style-name="P5"><text:span text:style-name="T3">где </text:span><text:span text:style-name="T11">y(t)</text:span><text:span text:style-name="T10"> </text:span><text:span text:style-name="T3">– выходной сигнал блока, </text:span><text:span text:style-name="T11">x(t), x(t-Δt)</text:span><text:span text:style-name="T10"> </text:span><text:span text:style-name="T3">– входной сигнал в текущий момент времени и на предыдущем временном шаге интегрирования.</text:span></text:p>
            <text:p text:style-name="P5"><text:span text:style-name="T15">Свойства</text:span>:<text:span text:style-name="T13"> </text:span><text:span text:style-name="T2">для работы блока свойства задавать не требуется.</text:span></text:p>
            <text:p text:style-name="P5"><text:span text:style-name="T7">Примечание</text:span><text:span text:style-name="T3">: если на вход блока подается не </text:span><text:span text:style-name="T5">логический</text:span><text:span text:style-name="T3">, а </text:span><text:span text:style-name="T5">действительный</text:span><text:span text:style-name="T3"> сигнал, то он считается </text:span><text:span text:style-name="T5">единичным</text:span><text:span text:style-name="T3"> при </text:span><text:span text:style-name="T11">x(t) &gt; 0.5</text:span><text:span text:style-name="T10"> </text:span><text:span text:style-name="T3">и </text:span><text:span text:style-name="T5">нулевым</text:span><text:span text:style-name="T3"> при </text:span><text:span text:style-name="T11">x(t) &lt; 0.5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по фронту или срезу</dc:title>
    <dc:date>2014-12-22T17:24:32.58</dc:date>
    <meta:generator>OpenOffice/4.1.1$Win32 OpenOffice.org_project/411m6$Build-9775</meta:generator>
    <meta:editing-duration>PT2H14M21S</meta:editing-duration>
    <meta:editing-cycles>117</meta:editing-cycles>
    <meta:document-statistic meta:table-count="1" meta:image-count="2" meta:object-count="1" meta:page-count="1" meta:paragraph-count="11" meta:word-count="93" meta:character-count="566"/>
  </office:meta>
</office:document-meta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i>x</mi>
                      </mrow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во</mi>
                    <mi mathvariant="italic">всех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x(t) = neg x(t- %DELTA t); #
alignl 0, ~ во всех остальных случаях;  }
right none
</annotation>
  </semantics>
</math>
</file>